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write_str_mega_c</text:p>
          </table:table-cell>
          <table:covered-table-cell table:number-columns-repeated="9" table:style-name="Default"/>
          <table:table-cell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1 mb</text:p>
          </table:table-cell>
          <table:table-cell office:value-type="string" calcext:value-type="string">
            <text:p>50 mb</text:p>
          </table:table-cell>
          <table:table-cell office:value-type="string" calcext:value-type="string">
            <text:p>500 m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5 gb</text:p>
          </table:table-cell>
          <table:table-cell office:value-type="string" calcext:value-type="string">
            <text:p>10 gb</text:p>
          </table:table-cell>
          <table:table-cell/>
        </table:table-row>
        <table:table-row table:style-name="ro1">
          <table:table-cell table:style-name="Default" office:value-type="string" calcext:value-type="string">
            <text:p>write new</text:p>
          </table:table-cell>
          <table:table-cell table:number-columns-repeated="2"/>
          <table:table-cell office:value-type="float" office:value="0.638062" calcext:value-type="float">
            <text:p>0.638062</text:p>
          </table:table-cell>
          <table:table-cell office:value-type="float" office:value="22.1018" calcext:value-type="float">
            <text:p>22.1018</text:p>
          </table:table-cell>
          <table:table-cell office:value-type="float" office:value="218.598" calcext:value-type="float">
            <text:p>218.598</text:p>
          </table:table-cell>
          <table:table-cell office:value-type="float" office:value="411.736" calcext:value-type="float">
            <text:p>411.736</text:p>
          </table:table-cell>
          <table:table-cell office:value-type="float" office:value="879.279" calcext:value-type="float">
            <text:p>879.279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 calcext:value-type="string">
            <text:p>read new</text:p>
          </table:table-cell>
          <table:table-cell table:number-columns-repeated="2"/>
          <table:table-cell office:value-type="float" office:value="0.4538" calcext:value-type="float">
            <text:p>0.4538</text:p>
          </table:table-cell>
          <table:table-cell office:value-type="float" office:value="16.5899" calcext:value-type="float">
            <text:p>16.5899</text:p>
          </table:table-cell>
          <table:table-cell office:value-type="float" office:value="157.728" calcext:value-type="float">
            <text:p>157.728</text:p>
          </table:table-cell>
          <table:table-cell office:value-type="float" office:value="295.572" calcext:value-type="float">
            <text:p>295.572</text:p>
          </table:table-cell>
          <table:table-cell office:value-type="float" office:value="593.034" calcext:value-type="float">
            <text:p>593.034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 calcext:value-type="string">
            <text:p>write exist</text:p>
          </table:table-cell>
          <table:table-cell table:number-columns-repeated="2"/>
          <table:table-cell office:value-type="float" office:value="0.285304" calcext:value-type="float">
            <text:p>0.285304</text:p>
          </table:table-cell>
          <table:table-cell office:value-type="float" office:value="10.972" calcext:value-type="float">
            <text:p>10.972</text:p>
          </table:table-cell>
          <table:table-cell office:value-type="float" office:value="105.825" calcext:value-type="float">
            <text:p>105.825</text:p>
          </table:table-cell>
          <table:table-cell office:value-type="float" office:value="186.794" calcext:value-type="float">
            <text:p>186.794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 calcext:value-type="string">
            <text:p>read exist</text:p>
          </table:table-cell>
          <table:table-cell table:number-columns-repeated="2"/>
          <table:table-cell office:value-type="float" office:value="0.454043" calcext:value-type="float">
            <text:p>0.454043</text:p>
          </table:table-cell>
          <table:table-cell office:value-type="float" office:value="17.8562" calcext:value-type="float">
            <text:p>17.8562</text:p>
          </table:table-cell>
          <table:table-cell office:value-type="float" office:value="169.485" calcext:value-type="float">
            <text:p>169.485</text:p>
          </table:table-cell>
          <table:table-cell office:value-type="float" office:value="321.968" calcext:value-type="float">
            <text:p>321.968</text:p>
          </table:table-cell>
          <table:table-cell office:value-type="float" office:value="640.061" calcext:value-type="float">
            <text:p>640.061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table:style-name="ce3" table:formula="of:=[.D3]/[.D5]*100-100" office:value-type="float" office:value="123.642851134229" calcext:value-type="float">
            <text:p>123.64</text:p>
          </table:table-cell>
          <table:table-cell table:style-name="ce3" table:formula="of:=[.E3]/[.E5]*100-100" office:value-type="float" office:value="101.43820634342" calcext:value-type="float">
            <text:p>101.44</text:p>
          </table:table-cell>
          <table:table-cell table:style-name="ce3" table:formula="of:=[.F3]/[.F5]*100-100" office:value-type="float" office:value="106.565556343019" calcext:value-type="float">
            <text:p>106.57</text:p>
          </table:table-cell>
          <table:table-cell table:style-name="ce3" table:formula="of:=[.G3]/[.G5]*100-100" office:value-type="float" office:value="120.422497510627" calcext:value-type="float">
            <text:p>120.42</text:p>
          </table:table-cell>
          <table:table-cell table:style-name="ce3" table:formula="of:=[.H3]/[.H5]*100-100" office:value-type="float" office:value="38.0343799058085" calcext:value-type="float">
            <text:p>38.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formula="of:=100-[.D4]/[.D6]*100" office:value-type="float" office:value="0.0535191600795457" calcext:value-type="float">
            <text:p>0.05</text:p>
          </table:table-cell>
          <table:table-cell table:style-name="ce3" table:formula="of:=100-[.E4]/[.E6]*100" office:value-type="float" office:value="7.0916544393544" calcext:value-type="float">
            <text:p>7.09</text:p>
          </table:table-cell>
          <table:table-cell table:style-name="ce3" table:formula="of:=100-[.F4]/[.F6]*100" office:value-type="float" office:value="6.93689707053721" calcext:value-type="float">
            <text:p>6.94</text:p>
          </table:table-cell>
          <table:table-cell table:style-name="ce3" table:formula="of:=100-[.G4]/[.G6]*100" office:value-type="float" office:value="8.1983302688466" calcext:value-type="float">
            <text:p>8.20</text:p>
          </table:table-cell>
          <table:table-cell table:style-name="ce3" table:formula="of:=100-[.H4]/[.H6]*100" office:value-type="float" office:value="7.34726846347458" calcext:value-type="float">
            <text:p>7.35</text:p>
          </table:table-cell>
          <table:table-cell table:number-columns-repeated="3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4:00:17.088837806</meta:creation-date>
    <meta:generator>LibreOffice/6.4.7.2$Linux_X86_64 LibreOffice_project/40$Build-2</meta:generator>
    <dc:date>2022-02-24T14:28:37.777716344</dc:date>
    <meta:editing-duration>PT28M17S</meta:editing-duration>
    <meta:editing-cycles>8</meta:editing-cycles>
    <meta:document-statistic meta:table-count="1" meta:cell-count="43" meta:object-count="0"/>
  </office:meta>
</office:document-meta>
</file>